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ES" officeooo:rsid="0002e54e" officeooo:paragraph-rsid="0002e54e"/>
    </style:style>
    <style:style style:name="P2" style:family="paragraph" style:parent-style-name="Standard">
      <style:text-properties fo:language="es" fo:country="ES" officeooo:rsid="000460cd" officeooo:paragraph-rsid="000460cd"/>
    </style:style>
    <style:style style:name="P3" style:family="paragraph" style:parent-style-name="Standard">
      <style:text-properties fo:language="es" fo:country="ES" officeooo:rsid="00061952" officeooo:paragraph-rsid="00061952"/>
    </style:style>
    <style:style style:name="P4" style:family="paragraph" style:parent-style-name="Standard">
      <style:text-properties fo:language="es" fo:country="ES" officeooo:rsid="0006c3d1" officeooo:paragraph-rsid="0006c3d1"/>
    </style:style>
    <style:style style:name="P5" style:family="paragraph" style:parent-style-name="Standard">
      <style:text-properties officeooo:rsid="0002e54e" officeooo:paragraph-rsid="0002e54e"/>
    </style:style>
    <style:style style:name="P6" style:family="paragraph" style:parent-style-name="Standard">
      <style:text-properties officeooo:rsid="00086604" officeooo:paragraph-rsid="00086604"/>
    </style:style>
    <style:style style:name="P7" style:family="paragraph" style:parent-style-name="Standard">
      <style:text-properties fo:language="es" fo:country="ES" officeooo:rsid="0002e54e" officeooo:paragraph-rsid="0002e54e"/>
    </style:style>
    <style:style style:name="P8" style:family="paragraph" style:parent-style-name="Standard">
      <style:text-properties fo:language="es" fo:country="ES" officeooo:rsid="0002e54e" officeooo:paragraph-rsid="00061952"/>
    </style:style>
    <style:style style:name="P9" style:family="paragraph" style:parent-style-name="Standard">
      <style:text-properties fo:language="es" fo:country="ES" officeooo:rsid="00061952" officeooo:paragraph-rsid="00061952"/>
    </style:style>
    <style:style style:name="P10" style:family="paragraph" style:parent-style-name="Standard">
      <style:text-properties fo:language="es" fo:country="ES" officeooo:rsid="000460cd" officeooo:paragraph-rsid="000460cd"/>
    </style:style>
    <style:style style:name="P11" style:family="paragraph" style:parent-style-name="Standard">
      <style:text-properties fo:language="es" fo:country="ES" officeooo:rsid="000b2bea" officeooo:paragraph-rsid="000b2bea"/>
    </style:style>
    <style:style style:name="P12" style:family="paragraph" style:parent-style-name="Standard">
      <style:text-properties fo:language="es" fo:country="ES" officeooo:rsid="000b5627" officeooo:paragraph-rsid="000b5627"/>
    </style:style>
    <style:style style:name="T1" style:family="text">
      <style:text-properties fo:language="es" fo:country="ES"/>
    </style:style>
    <style:style style:name="T2" style:family="text">
      <style:text-properties fo:language="es" fo:country="ES" officeooo:rsid="0002e54e"/>
    </style:style>
    <style:style style:name="T3" style:family="text">
      <style:text-properties fo:language="es" fo:country="ES" officeooo:rsid="00061952"/>
    </style:style>
    <style:style style:name="T4" style:family="text">
      <style:text-properties officeooo:rsid="000460cd"/>
    </style:style>
    <style:style style:name="T5" style:family="text">
      <style:text-properties officeooo:rsid="00061952"/>
    </style:style>
    <style:style style:name="T6" style:family="text">
      <style:text-properties officeooo:rsid="000999c7"/>
    </style:style>
    <style:style style:name="T7" style:family="text">
      <style:text-properties officeooo:rsid="000b2bea"/>
    </style:style>
    <style:style style:name="T8" style:family="text">
      <style:text-properties officeooo:rsid="000cde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sos prácticos Tiempos de trabajo.</text:p>
      <text:p text:style-name="P5">Caso 1</text:p>
      <text:p text:style-name="Standard"><text:bookmark text:name="result_box"/><text:span text:style-name="T1">El Octavio es un empresario de reparación de ordenadores. Como el mes de agosto ha sido un mes lluvioso, muchas de las personas que habían ido de vacaciones han vuelto antes y han utilizado más sus ordenadores, con lo que las reparaciones se han multiplicado. Debido a que muchos trabajadores hacen vacaciones ese mes, sólo ha quedado uno para hacer frente a la punta de trabajo. Ante esta situación, el Octavio le propone trabajar también los fines de semana (que en total serán dos, ya que son a mediados de agosto) a cambio de una cierta cantidad de dinero.<text:line-break/>Puede Octavi compensar con dinero el descanso semanal del trabajador? Justifica tu respuesta</text:span><text:span text:style-name="T2">.</text:span></text:p>
      <text:p text:style-name="Standard"/>
      <text:p text:style-name="P5"><text:span text:style-name="T1">Teniendo en cuenta que su descanso es el fin de semana, El periodo de descanso semanal as</text:span><text:span text:style-name="T3">í</text:span><text:span text:style-name="T1"> como el anual es irrenunciable, por lo que Octavi no debe renunciar a su jornada de descanso que en este caso es el fin de seman</text:span><text:span text:style-name="T3">a</text:span><text:span text:style-name="T1"> aunque </text:span><text:span text:style-name="T3">pueda</text:span><text:span text:style-name="T1"> </text:span><text:span text:style-name="T3">ser</text:span><text:span text:style-name="T1"> remunerado. </text:span><text:span text:style-name="T3">Artículo 37 del ET.</text:span></text:p>
      <text:p text:style-name="P5"/>
      <text:p text:style-name="P1">Caso 2</text:p>
      <text:p text:style-name="P1"><text:bookmark text:name="result_box1"/>Explotó una caldera justo en el momento en que terminaba el turno de noche, con lo que los operarios de mantenimiento se han tenido que quedar a hacer horas extraordinarias. A raíz de este hecho, su jornada ha tenido una duración total de diez horas. Es esto legal? Justifica tu respuesta</text:p>
      <text:p text:style-name="P5"/>
      <text:p text:style-name="P3">Si en este caso se puede por que están consideradas como horas extraordinarias de fuerza mayor.</text:p>
      <text:p text:style-name="P8"/>
      <text:p text:style-name="P5"/>
      <text:p text:style-name="P1">Caso 3</text:p>
      <text:p text:style-name="P1"><text:bookmark text:name="result_box3"/>En una empresa donde exista una organización de trabajo en tres turnos (mañana, tarde y noche) tenemos un trabajador adscrito voluntariamente al turno de noche -de 22 a 6 horas-. Crees que este trabajador debe rotar en los otros turnos de mañana y tarde? Justifica tu respuesta.</text:p>
      <text:p text:style-name="P1"/>
      <text:p text:style-name="P1">En este caso <text:span text:style-name="T5">depende</text:span> de lo que acuerde el trabajador con el empresario y como en su caso esta adscrito al turno de noche voluntariamente, no debería pasar por los demás turnos ya que cumple con la totalidad de horas que le corresponden por d<text:span text:style-name="T5">í</text:span>a en el turno de noche. <text:span text:style-name="T5">Al ser voluntario puede hacer el total de horas en el turno de noche.</text:span></text:p>
      <text:p text:style-name="P1"/>
      <text:p text:style-name="P1"/>
      <text:p text:style-name="P1">Caso 4</text:p>
      <text:p text:style-name="P1"><text:bookmark text:name="result_box5"/>Conchita tiene su hijo menor (8 años) ingresado en el hospital afectado por un cáncer que hace que haya que tener un cuidado continuo y permanente, por lo que se ve desbordada y estresada en extremo, pero teme pedir una reducción de jornada, porque seguramente no se la concederían. Podría Conchita reducir su jornada? Justifica tu respuesta.</text:p>
      <text:p text:style-name="P1"/>
      <text:p text:style-name="P1">Teniendo en cuenta la situaci<text:span text:style-name="T5">ó</text:span>n de Conchita, en su caso SI puede pedir una reducción de jornada justificada ya que en el estatuto de los trabajadores dice que que se puede pedir por incapacidad de un familiar hasta el segundo grado de consanguinidad una reduccion de jornada laboral proporcional al salario para encargarse del menor.</text:p>
      <text:p text:style-name="P1"/>
      <text:p text:style-name="P1">Caso 5</text:p>
      <text:p text:style-name="P1"><text:bookmark text:name="result_box6"/>Ramón trabaja en una empresa sometida al convenio colectivo del sector de la industria siderometalúrgica de la provincia de Barcelona. La semana pasada hizo 6 horas extraordinarias, 3 de ellas en horario nocturno. Cuando recibe la nómina se da cuenta de que no estan compensadas correctamente (se las pagan a 9,92 EUR la hora), por lo que reclama al departamento de personal. Lo argumenta con el siguiente párrafo extraído del convenio colectivo mencionado:<text:line-break/><text:line-break/>"La retribución de las horas extraordinarias será el valor de la hora ordinaria 9,92 EUR <text:soft-page-break/>incrementado con el 5%, y cuando la hora extraordinaria se realice en día festivo, domingo o en horario nocturno el incremento será del 10%"<text:line-break/><text:line-break/>Cuál será la retribución correcta de las horas extraordinarias realizadas por Ramón?</text:p>
      <text:p text:style-name="P1"/>
      <text:p text:style-name="P1">La retribución correcta para las horas extraordinarias de Ramón serian 3 horas a 9,92 + el 5% incrementado y otras 3 horas a 9,92 mas un 10% de incremento a dichas horas por realizarse en horario nocturno que son <text:span text:style-name="T4">a 10,42 las primeras 3 horas y las 3 del horario nocturno son 10,91.</text:span> </text:p>
      <text:p text:style-name="P1"/>
      <text:p text:style-name="P2">Caso 6</text:p>
      <text:p text:style-name="P2"><text:bookmark text:name="result_box7"/>Biel que ha empezado a trabajar de chapista en un taller de coches día 1 de enero de este año, quieres saber si gozará de algunos días de vacaciones en agosto, que es cuando el taller cierra unas semanas por vacaciones.<text:line-break/><text:line-break/>A cuántos días de vacaciones tendrá derecho si su convenio colectivo prevé 30 días naturales por cada año completo trabajado?</text:p>
      <text:p text:style-name="P2"/>
      <text:p text:style-name="P2">A 30 días naturales según su convenio colectivo.</text:p>
      <text:p text:style-name="P2"/>
      <text:p text:style-name="P2">Caso 7</text:p>
      <text:p text:style-name="P2"><text:bookmark text:name="result_box8"/>Ana con un contrato temporal que ya ha finalizado, no ha hecho vacaciones, pero a cambio la empresa las ha pagado. <text:span text:style-name="T7">Es</text:span> correcta la actuación de la empresa?</text:p>
      <text:p text:style-name="P2"/>
      <text:p text:style-name="P2"><text:span text:style-name="T7">Si.</text:span> <text:span text:style-name="T7">Las vacaciones solo se pueden pagar en el caso del finiquito. La empresa ha actuado correctamente.</text:span></text:p>
      <text:p text:style-name="P11">212x30%365= 17,42</text:p>
      <text:p text:style-name="P11">30 dias naturales - </text:p>
      <text:p text:style-name="P2"/>
      <text:p text:style-name="P2">Caso 8</text:p>
      <text:p text:style-name="P2"><text:bookmark text:name="result_box9"/>Este año Julia disfrutar de unas vacaciones diferentes de las disfrutadas del año pasado. Le han notificado hace apenas tres semanas que no las hará todas seguidas, sino que podrá marcharse una semana en agosto y otra en septiembre, la tercera semana en octubre y la última semana en el mes de diciembre.<text:line-break/>Julia no lo ve claro, recuerda que en FOL, cuando se trató el tema de las vacaciones, la ley permitía el fraccionamiento en dos períodos. Además, lo consultó en su convenio colectivo y se confirmaba esta posibilidad, pero sigue sin tenerlo claro. Puedes ayudar a Julia a saber si es correcto este planteamiento de sus vacaciones? Justifica tu respuesta</text:p>
      <text:p text:style-name="P2"/>
      <text:p text:style-name="P2">El Planteamiento de Julia es correcto ya que las vacaciones se pueden fraccionar en 2 etapas de 15 dias cada una si asi lo indica su convenio colectivo <text:span text:style-name="T7">y si ambas partes estan de acuerdo</text:span>, ademas el trabajador y el empresario pueden llegar a un acuerdo para tomar dichas vacaciones en el momento en que sea mejor para el disfrute de Jiulia.</text:p>
      <text:p text:style-name="P2"/>
      <text:p text:style-name="P2">Caso 9</text:p>
      <text:p text:style-name="P2"><text:bookmark text:name="result_box10"/>Una empresa pide a sus trabajadores que recuperen el día 8 de diciembre trabajando una hora más al día hasta completar las horas. Es correcta la actuación de esta empresa? Justifica tu respuesta</text:p>
      <text:p text:style-name="P2"/>
      <text:p text:style-name="P2">NO, <text:span text:style-name="T7">los dias festivos no son recuperables, por lo tanto la empresa no puede pedir la recuperacion de dicho dia festivo y es remunerado.</text:span></text:p>
      <text:p text:style-name="P2"/>
      <text:p text:style-name="P2"/>
      <text:p text:style-name="P2"/>
      <text:p text:style-name="P2"><text:soft-page-break/>Caso 10</text:p>
      <text:p text:style-name="P2"><text:bookmark text:name="result_box11"/>Una inspectora de trabajo visita una empresa y, al no ver expuesto el calendario laboral, pide a la empresa si realmente lo tiene o no. El empresario contesta que sí lo tiene y conduce la inspectora a un almacén al que no tienen necesidad de acceder a los trabajadores, sino sólo los encargados de depositar el material y donde, efectivamente, hay colgado el calendario.<text:line-break/><text:line-break/>Crees que la inspectora puede sancionar la empresa por este hecho?</text:p>
      <text:p text:style-name="P2"/>
      <text:p text:style-name="P3">SI, por que los trabajadores deben conocer con 2 meses de antelación el calendario laboral de la empresa según ET, además de conocer los días festivos.</text:p>
      <text:p text:style-name="P3"/>
      <text:p text:style-name="P3">Caso 11</text:p>
      <text:p text:style-name="P3"><text:bookmark text:name="result_box12"/>Sergi comienza a disfrutar su mes de vacaciones el día 1 de agosto, y en concreto tiene 30 días naturales de vacaciones .. El día 10 del mismo mes se rompe una pierna jugando al futbol, y está de baja hasta el día 15 de noviembre. Cuando se incorpora al trabajo, pide al departamento de personal poder disfrutar de los 20 días de vacaciones que cree que le pertenecen.<text:line-break/>Indica si el departamento de personal le concederá los 20 días de vacaciones que pide.</text:p>
      <text:p text:style-name="P3"/>
      <text:p text:style-name="P12">(Por incapacidad temporal por contingencia comun o profesional) y si estas de baja en el perdiodo de vacaciones por incapacidad temporal tendras derecho a recibir la totalidad del periodo de descanso antes de los 18 meses.</text:p>
      <text:p text:style-name="P3"/>
      <text:p text:style-name="P3"/>
      <text:p text:style-name="P3">Caso 12</text:p>
      <text:p text:style-name="P3"><text:bookmark text:name="result_box14"/>Roger recuerda que se reservó tres días de las vacaciones del año pasado para hacer unas gestiones, así que comunica al jefe de personal que la próxima semana faltará al trabajo tres días, ya que cogerá aquellas vacaciones del año pasado . El jefe de personal le contesta que le sabe muy mal, pero que no lo podrá hacer, porque ya ha pasado un año natural y el convenio colectivo aplicable a su sector no prevé nada en este sentido y, por tanto ha perdido posibilidad de hacerlas.<text:line-break/><text:line-break/>Es correcta esta respuesta?</text:p>
      <text:p text:style-name="P4"/>
      <text:p text:style-name="P4">SI, la afirmación del jefe de personal es correcta. Pero es error tanto de Roger como de la empresa ya que las vacaciones están contempladas en un año, pero la empresa le debio de comunicar que esta petición de 3 días no se podía conceder.</text:p>
      <text:p text:style-name="P3"/>
      <text:p text:style-name="P3"/>
      <text:p text:style-name="P2"/>
      <text:p text:style-name="P2"/>
      <text:p text:style-name="P2"/>
      <text:p text:style-name="P2"/>
      <text:p text:style-name="P1"/>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15:59:02.692847499</meta:creation-date>
    <dc:date>2016-01-25T21:01:20.565797999</dc:date>
    <meta:editing-duration>PT12M22S</meta:editing-duration>
    <meta:editing-cycles>4</meta:editing-cycles>
    <meta:generator>LibreOffice/4.2.8.2$Linux_X86_64 LibreOffice_project/420m0$Build-2</meta:generator>
    <meta:document-statistic meta:table-count="0" meta:image-count="0" meta:object-count="0" meta:page-count="3" meta:paragraph-count="39" meta:word-count="1368" meta:character-count="7786" meta:non-whitespace-character-count="6450"/>
  </office:meta>
</office:document-meta>
</file>